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7465cm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3335cm"/>
    </style:style>
    <style:style style:name="co6" style:family="table-column">
      <style:table-column-properties fo:break-before="auto" style:column-width="0.465666666666667cm" style:use-optimal-column-width="true"/>
    </style:style>
    <style:style style:name="co7" style:family="table-column">
      <style:table-column-properties fo:break-before="auto" style:column-width="0.910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lcule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2" table:style-name="ce1"/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sel alanı</text:p>
          </table:table-cell>
          <table:table-cell table:style-name="ce1"/>
          <table:table-cell office:value-type="float" office:value="729.21" table:style-name="ce2">
            <text:p>729,21</text:p>
          </table:table-cell>
          <table:table-cell table:style-name="ce1"/>
          <table:table-cell office:value-type="string" table:style-name="ce1">
            <text:p>ön bahçe 1</text:p>
          </table:table-cell>
          <table:table-cell office:value-type="float" office:value="31.71" table:style-name="ce1">
            <text:p>31,71</text:p>
          </table:table-cell>
          <table:table-cell office:value-type="float" office:value="5" table:style-name="ce1">
            <text:p>5</text:p>
          </table:table-cell>
          <table:table-cell office:value-type="float" office:value="158.55000000000001" table:formula="of:=[.H3]*[.G3]" table:style-name="ce1">
            <text:p>158,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çeler</text:p>
          </table:table-cell>
          <table:table-cell table:style-name="ce1"/>
          <table:table-cell office:value-type="float" office:value="441.25" table:formula="of:=[.I7]" table:style-name="ce2">
            <text:p>441,25</text:p>
          </table:table-cell>
          <table:table-cell table:style-name="ce1"/>
          <table:table-cell office:value-type="string" table:style-name="ce1">
            <text:p>arka bahçe</text:p>
          </table:table-cell>
          <table:table-cell office:value-type="float" office:value="24.43" table:style-name="ce1">
            <text:p>24,43</text:p>
          </table:table-cell>
          <table:table-cell office:value-type="float" office:value="3" table:style-name="ce1">
            <text:p>3</text:p>
          </table:table-cell>
          <table:table-cell office:value-type="float" office:value="73.289999999999992" table:formula="of:=[.H4]*[.G4]" table:style-name="ce1">
            <text:p>73,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inşaat yapılabilir alan</text:p>
          </table:table-cell>
          <table:table-cell table:style-name="ce1"/>
          <table:table-cell office:value-type="float" office:value="287.96000000000004" table:formula="of:=[.D3]-[.D4]" table:style-name="ce2">
            <text:p>287,96</text:p>
          </table:table-cell>
          <table:table-cell table:style-name="ce1"/>
          <table:table-cell office:value-type="string" table:style-name="ce1">
            <text:p>sağ yan bahçe</text:p>
          </table:table-cell>
          <table:table-cell office:value-type="float" office:value="37.47" table:style-name="ce1">
            <text:p>37,47</text:p>
          </table:table-cell>
          <table:table-cell office:value-type="float" office:value="3" table:style-name="ce1">
            <text:p>3</text:p>
          </table:table-cell>
          <table:table-cell office:value-type="float" office:value="112.41" table:formula="of:=[.H5]*[.G5]" table:style-name="ce1">
            <text:p>112,41</text:p>
          </table:table-cell>
          <table:table-cell table:number-columns-repeated="16375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sol yan bahçe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5" table:style-name="ce1">
            <text:p>5</text:p>
          </table:table-cell>
          <table:table-cell office:value-type="float" office:value="97" table:formula="of:=[.H6]*[.G6]" table:style-name="ce1">
            <text:p>97</text:p>
          </table:table-cell>
          <table:table-cell table:number-columns-repeated="16375"/>
        </table:table-row>
        <table:table-row table:style-name="ro1">
          <table:table-cell/>
          <table:table-cell table:number-columns-repeated="7" table:style-name="ce1"/>
          <table:table-cell office:value-type="float" office:value="441.25" table:formula="of:=SUM([.I3:.I6])" table:style-name="ce1">
            <text:p>441,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apalı alan</text:p>
          </table:table-cell>
          <table:table-cell table:style-name="ce1"/>
          <table:table-cell office:value-type="float" office:value="0" table:style-name="ce2">
            <text:p>0,0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kentsel dönüşüm</text:p>
          </table:table-cell>
          <table:table-cell office:value-type="percentage" office:value="0.15" table:style-name="ce3">
            <text:p>%15,00</text:p>
          </table:table-cell>
          <table:table-cell office:value-type="float" office:value="0" table:formula="of:=[.D8]*[.C9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msal</text:p>
          </table:table-cell>
          <table:table-cell office:value-type="percentage" office:value="0.6" table:style-name="ce3">
            <text:p>%60,00</text:p>
          </table:table-cell>
          <table:table-cell office:value-type="float" office:value="437.52600000000001" table:formula="of:=[.D3]*[.C10]" table:style-name="ce2">
            <text:p>437,5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msal + % 15</text:p>
          </table:table-cell>
          <table:table-cell table:style-name="ce3"/>
          <table:table-cell office:value-type="float" office:value="437.52600000000001" table:formula="of:=[.D10]+[.D9]" table:style-name="ce2">
            <text:p>437,53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balkon alanı</text:p>
          </table:table-cell>
          <table:table-cell office:value-type="percentage" office:value="0.2" table:style-name="ce3">
            <text:p>%20,00</text:p>
          </table:table-cell>
          <table:table-cell office:value-type="float" office:value="87.505200000000002" table:formula="of:=[.D10]*[.C13]" table:style-name="ce2">
            <text:p>87,51</text:p>
          </table:table-cell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Kat 2 alanı</text:p>
          </table:table-cell>
          <table:table-cell table:style-name="ce1"/>
          <table:table-cell office:value-type="float" office:value="145.84200000000001" table:formula="of:=[.D17]" table:style-name="ce2">
            <text:p>145,8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Kat 1 alanı</text:p>
          </table:table-cell>
          <table:table-cell table:style-name="ce1"/>
          <table:table-cell office:value-type="float" office:value="145.84200000000001" table:formula="of:=[.D18]" table:style-name="ce2">
            <text:p>145,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at giriş alanı</text:p>
          </table:table-cell>
          <table:table-cell table:style-name="ce1"/>
          <table:table-cell office:value-type="float" office:value="145.84200000000001" table:formula="of:=[.D11]/3" table:style-name="ce2">
            <text:p>145,8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odrum 1 alanı</text:p>
          </table:table-cell>
          <table:table-cell table:style-name="ce1"/>
          <table:table-cell office:value-type="float" office:value="287.96000000000004" table:formula="of:=[.D5]" table:style-name="ce2">
            <text:p>287,96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1">
            <text:p>Katlar .alanı</text:p>
          </table:table-cell>
          <table:table-cell table:style-name="ce1"/>
          <table:table-cell office:value-type="float" office:value="725.4860000000001" table:formula="of:=SUM([.D15:.D20])" table:style-name="ce2">
            <text:p>725,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im fiyat tl / m2</text:p>
          </table:table-cell>
          <table:table-cell table:style-name="ce1"/>
          <table:table-cell office:value-type="float" office:value="15000" table:style-name="ce2">
            <text:p>15.00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plam İnşaat Maliyeti</text:p>
          </table:table-cell>
          <table:table-cell table:style-name="ce1"/>
          <table:table-cell office:value-type="float" office:value="10882290.000000002" table:formula="of:=[.D22]*[.D21]" table:style-name="ce2">
            <text:p>10.882.290,0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Daire sayısı</text:p>
          </table:table-cell>
          <table:table-cell office:value-type="string" table:style-name="ce1">
            <text:p>40 m2 1+1</text:p>
          </table:table-cell>
          <table:table-cell office:value-type="float" office:value="3" table:style-name="ce2">
            <text:p>3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şyeri</text:p>
          </table:table-cell>
          <table:table-cell office:value-type="string" table:style-name="ce1">
            <text:p>40 m2<text:s text:c="2"/></text:p>
          </table:table-cell>
          <table:table-cell office:value-type="float" office:value="0" table:style-name="ce2">
            <text:p>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plam Bağımsız bölüm</text:p>
          </table:table-cell>
          <table:table-cell table:style-name="ce1"/>
          <table:table-cell office:value-type="float" office:value="3" table:formula="of:=[.D25]+[.D26]" table:style-name="ce2">
            <text:p>3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im bğmsz blm maliyet</text:p>
          </table:table-cell>
          <table:table-cell table:style-name="ce1"/>
          <table:table-cell office:value-type="float" office:value="3627430.0000000005" table:formula="of:=[.D23]/[.D27]" table:style-name="ce2">
            <text:p>3.627.430,00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3-02-24T06:02:38Z</meta:creation-date>
    <dc:date>2023-08-17T13:42:32Z</dc:date>
    <meta:editing-cycles>4</meta:editing-cycles>
    <meta:editing-duration>PT362S</meta:editing-duration>
  </office:meta>
</office:document-meta>
</file>